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leBasedTransactionAttribute.rollbackOn( Throwable 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uleBasedTransactionAttribute.setRollbackRules( List &lt; RollbackRuleAttribute &gt; rollbackRu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leBasedTransactionAttribute.getRollbackRu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uleBasedTransactionAttribute.RuleBasedTransactionAttribute( int propagationBehavior , List &lt; RollbackRuleAttribute &gt; rollbackRu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uleBasedTransactionAttribute.RuleBasedTransaction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leBasedTransactionAttribute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uleBasedTransactionAttribute.RuleBasedTransactionAttribute( RuleBasedTransactionAttribute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